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... Ummm...!!</text:p>
          </table:table-cell>
          <table:table-cell table:number-columns-repeated="1020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hat's wrong〜? Too embarrassed to go
in front of me? Eheheh!</text:p>
          </table:table-cell>
          <table:table-cell table:number-columns-repeated="1020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style-name="ce0"/>
          <table:table-cell table:style-name="ce0"/>
          <table:table-cell table:style-name="ce0" office:value-type="string">
            <text:p>But, but, I have to keep an eye on you, so
just put up with it〜! Eheh!</text:p>
          </table:table-cell>
          <table:table-cell table:number-columns-repeated="1020"/>
        </table:table-row>
        <table:table-row>
          <table:table-cell table:style-name="ce0" office:value-type="string">
            <text:p>そ、そうではなく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's not it, uhh...</text:p>
          </table:table-cell>
          <table:table-cell table:number-columns-repeated="1020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style-name="ce0"/>
          <table:table-cell table:style-name="ce0"/>
          <table:table-cell table:style-name="ce0" office:value-type="string">
            <text:p>I can't use my hands, so, b-basically...
y-you know... /////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! I get it! I have to get your clothes, don't I!
Eheheh!</text:p>
          </table:table-cell>
          <table:table-cell table:number-columns-repeated="1020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gh!! I-I'm peeing!! I-I can't hold
iiiiit!!</text:p>
          </table:table-cell>
          <table:table-cell table:number-columns-repeated="1020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awawah! Wait just a second〜!! Almost
there〜!!</text:p>
          </table:table-cell>
          <table:table-cell table:number-columns-repeated="1020"/>
        </table:table-row>
        <table:table-row>
          <table:table-cell table:style-name="ce0" office:value-type="string">
            <text:p>はふううぅぅ～～～/////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fuuuuuuuuu〜〜〜 /////</text:p>
          </table:table-cell>
          <table:table-cell table:number-columns-repeated="1020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style-name="ce0"/>
          <table:table-cell table:style-name="ce0"/>
          <table:table-cell table:style-name="ce0" office:value-type="string">
            <text:p>At... At last... I'm peeiiing〜... ////
Haaaaaaaah ////</text:p>
          </table:table-cell>
          <table:table-cell table:number-columns-repeated="1020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style-name="ce0"/>
          <table:table-cell table:style-name="ce0"/>
          <table:table-cell table:style-name="ce0" office:value-type="string">
            <text:p>Aaaaaaaaaaaah〜... /// So much betteeer ////</text:p>
          </table:table-cell>
          <table:table-cell table:number-columns-repeated="1020"/>
        </table:table-row>
        <table:table-row>
          <table:table-cell table:style-name="ce0" office:value-type="string">
            <text:p>えへ！　終わったかな～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All done〜?</text:p>
          </table:table-cell>
          <table:table-cell table:number-columns-repeated="1020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eah... I guess I made it, somehow...</text:p>
          </table:table-cell>
          <table:table-cell table:number-columns-repeated="1020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w, we just have to wipey-wipey! Eheh!</text:p>
          </table:table-cell>
          <table:table-cell table:number-columns-repeated="1020"/>
        </table:table-row>
        <table:table-row>
          <table:table-cell table:style-name="ce0" office:value-type="string">
            <text:p>ふきふき・・・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ipey-wipey...?</text:p>
          </table:table-cell>
          <table:table-cell table:number-columns-repeated="1020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style-name="ce0"/>
          <table:table-cell table:style-name="ce0"/>
          <table:table-cell table:style-name="ce0" office:value-type="string">
            <text:p>Ack!! N-No, I think I'll do that myself!
Oh... I can't?! Ah, ah, but... that's kinda...!!</text:p>
          </table:table-cell>
          <table:table-cell table:number-columns-repeated="1020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e quiet and let Big Sis clean you up〜!
Eheheheh! Eheh!</text:p>
          </table:table-cell>
          <table:table-cell table:number-columns-repeated="1020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wawawawawah!! Awawawh! Wa-Wai-Wai...
Hold, ah! Ah!!</text:p>
          </table:table-cell>
          <table:table-cell table:number-columns-repeated="1020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style-name="ce0"/>
          <table:table-cell table:style-name="ce0"/>
          <table:table-cell table:style-name="ce0" office:value-type="string">
            <text:p>Viola
“Aaaaaaaaaaaaaaaaaaaaa————〜〜〜 /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